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40000008EEF6EAAE4A2B2E5CC.png" manifest:media-type="image/png"/>
  <manifest:file-entry manifest:full-path="Pictures/10000001000006640000009D1C1F5EB6BFE2B7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arial, sans-serif"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P1" style:family="paragraph" style:parent-style-name="Heading_20_1" style:list-style-name="WWNum2">
      <style:paragraph-properties fo:margin-top="0.423cm" fo:margin-bottom="0.212cm" style:contextual-spacing="false" fo:text-align="center" style:justify-single-word="false" style:writing-mode="lr-tb"/>
    </style:style>
    <style:style style:name="P2" style:family="paragraph" style:parent-style-name="Heading_20_1">
      <style:paragraph-properties fo:margin-top="0.423cm" fo:margin-bottom="0.212cm" style:contextual-spacing="false" fo:text-align="center" style:justify-single-word="false" style:writing-mode="lr-tb"/>
      <style:text-properties fo:font-size="20pt" officeooo:paragraph-rsid="001e3a3b" style:font-size-asian="20pt" style:font-size-complex="20pt"/>
    </style:style>
    <style:style style:name="P3" style:family="paragraph" style:parent-style-name="Heading_20_6" style:list-style-name="L1">
      <style:paragraph-properties fo:margin-left="0cm" fo:margin-right="0cm" fo:text-indent="0cm" style:auto-text-indent="false"/>
    </style:style>
    <style:style style:name="P4"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10pt"/>
    </style:style>
    <style:style style:name="P5" style:family="paragraph" style:parent-style-name="Preformatted_20_Text">
      <style:text-properties fo:font-variant="normal" fo:text-transform="none" fo:color="#000000" loext:opacity="100%" style:font-name="Liberation Mono" fo:letter-spacing="normal" fo:font-style="normal" fo:font-weight="normal" style:font-style-asian="normal" style:font-weight-asian="normal"/>
    </style:style>
    <style:style style:name="P6" style:family="paragraph" style:parent-style-name="Preformatted_20_Text">
      <style:text-properties fo:font-variant="normal" fo:text-transform="none" fo:color="#000000" loext:opacity="100%" style:font-name="Liberation Mono" fo:font-size="10.5pt" fo:letter-spacing="normal" fo:font-style="normal" fo:font-weight="normal" style:font-size-asian="10.5pt" style:font-style-asian="normal" style:font-weight-asian="normal"/>
    </style:style>
    <style:style style:name="P7"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8"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9"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8.75pt" style:font-style-asian="normal" style:font-weight-asian="normal" style:font-size-complex="10pt"/>
    </style:style>
    <style:style style:name="P10"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style>
    <style:style style:name="P11" style:family="paragraph" style:parent-style-name="Preformatted_20_Text" style:list-style-name="L12">
      <loext:graphic-properties draw:fill="solid" draw:fill-color="#ffffff"/>
      <style:paragraph-properties fo:margin-top="0cm" fo:margin-bottom="0cm" style:contextual-spacing="false" fo:text-align="start" style:justify-single-word="false" fo:orphans="2" fo:widows="2" fo:background-color="#ffffff"/>
    </style:style>
    <style:style style:name="P12" style:family="paragraph" style:parent-style-name="Preformatted_20_Text" style:list-style-name="L14">
      <loext:graphic-properties draw:fill="solid" draw:fill-color="#ffffff"/>
      <style:paragraph-properties fo:margin-top="0cm" fo:margin-bottom="0cm" style:contextual-spacing="false" fo:text-align="start" style:justify-single-word="false" fo:orphans="2" fo:widows="2" fo:background-color="#ffffff"/>
    </style:style>
    <style:style style:name="P13" style:family="paragraph" style:parent-style-name="Preformatted_20_Text" style:list-style-name="L15">
      <loext:graphic-properties draw:fill="solid" draw:fill-color="#ffffff"/>
      <style:paragraph-properties fo:margin-top="0cm" fo:margin-bottom="0cm" style:contextual-spacing="false" fo:text-align="start" style:justify-single-word="false" fo:orphans="2" fo:widows="2" fo:background-color="#ffffff"/>
    </style:style>
    <style:style style:name="P14" style:family="paragraph" style:parent-style-name="Preformatted_20_Text" style:list-style-name="L16">
      <loext:graphic-properties draw:fill="solid" draw:fill-color="#ffffff"/>
      <style:paragraph-properties fo:margin-top="0cm" fo:margin-bottom="0cm" style:contextual-spacing="false" fo:text-align="start" style:justify-single-word="false" fo:orphans="2" fo:widows="2" fo:background-color="#ffffff"/>
    </style:style>
    <style:style style:name="P15" style:family="paragraph" style:parent-style-name="Preformatted_20_Text" style:list-style-name="L17">
      <loext:graphic-properties draw:fill="solid" draw:fill-color="#ffffff"/>
      <style:paragraph-properties fo:margin-top="0cm" fo:margin-bottom="0cm" style:contextual-spacing="false" fo:text-align="start" style:justify-single-word="false" fo:orphans="2" fo:widows="2" fo:background-color="#ffffff"/>
    </style:style>
    <style:style style:name="P16" style:family="paragraph" style:parent-style-name="Preformatted_20_Text" style:list-style-name="L18">
      <loext:graphic-properties draw:fill="solid" draw:fill-color="#ffffff"/>
      <style:paragraph-properties fo:margin-top="0cm" fo:margin-bottom="0cm" style:contextual-spacing="false" fo:text-align="start" style:justify-single-word="false" fo:orphans="2" fo:widows="2" fo:background-color="#ffffff"/>
    </style:style>
    <style:style style:name="P17"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18"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size="10pt" style:font-size-asian="10pt" style:font-size-complex="10pt"/>
    </style:style>
    <style:style style:name="P19" style:family="paragraph" style:parent-style-name="Preformatted_20_Text" style:list-style-name="L6">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20" style:family="paragraph" style:parent-style-name="Preformatted_20_Text" style:list-style-name="L5">
      <loext:graphic-properties draw:fill="solid" draw:fill-color="#ffffff"/>
      <style:paragraph-properties fo:margin-top="0cm" fo:margin-bottom="0cm" style:contextual-spacing="false" fo:text-align="start" style:justify-single-word="false" fo:orphans="2" fo:widows="2" fo:background-color="#ffffff"/>
      <style:text-properties fo:font-size="10pt" officeooo:paragraph-rsid="001e3a3b" style:font-size-asian="10pt" style:font-size-complex="10pt"/>
    </style:style>
    <style:style style:name="P21"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size="10pt" officeooo:paragraph-rsid="001e3a3b" style:font-size-asian="10pt" style:font-size-complex="10pt"/>
    </style:style>
    <style:style style:name="P22" style:family="paragraph" style:parent-style-name="Preformatted_20_Text" style:list-style-name="L3">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23" style:family="paragraph" style:parent-style-name="Preformatted_20_Text" style:list-style-name="L1">
      <style:text-properties fo:font-size="10pt" style:font-size-asian="10pt" style:font-size-complex="10pt"/>
    </style:style>
    <style:style style:name="P24"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25"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8.75pt" style:font-size-complex="10pt"/>
    </style:style>
    <style:style style:name="P26" style:family="paragraph" style:parent-style-name="Preformatted_20_Text" style:list-style-name="L7">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27"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style:font-name="Liberation Mono" fo:font-size="10pt" style:font-size-asian="10pt" style:font-size-complex="10pt"/>
    </style:style>
    <style:style style:name="P28"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29" style:family="paragraph" style:parent-style-name="Preformatted_20_Text" style:list-style-name="L10">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30" style:family="paragraph" style:parent-style-name="Preformatted_20_Text" style:list-style-name="L11">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31" style:family="paragraph" style:parent-style-name="Preformatted_20_Text" style:list-style-name="L13">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32"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style:font-name="Liberation Mono"/>
    </style:style>
    <style:style style:name="P33" style:family="paragraph" style:parent-style-name="Text_20_body">
      <style:paragraph-properties fo:margin-top="0cm" fo:margin-bottom="0.247cm" style:contextual-spacing="false" fo:line-height="115%"/>
      <style:text-properties style:font-name="Liberation Mono" fo:font-size="10pt" style:font-size-asian="10pt" style:font-size-complex="10pt"/>
    </style:style>
    <style:style style:name="T1" style:family="text">
      <style:text-properties style:text-line-through-style="none" style:text-line-through-type="none" style:font-name="Noto Mono"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 style:family="text">
      <style:text-properties fo:font-size="20pt" style:font-size-asian="20pt" style:font-size-complex="20pt"/>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10.5pt"/>
    </style:style>
    <style:style style:name="T5"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style>
    <style:style style:name="T6" style:family="text">
      <style:text-properties fo:font-variant="normal" fo:text-transform="none" fo:color="#000000" loext:opacity="100%" style:font-name="Courier New" fo:font-size="10.5pt" fo:letter-spacing="normal" fo:font-style="normal" fo:font-weight="normal" style:font-size-asian="10.5pt" style:font-style-asian="normal" style:font-weight-asian="normal" style:font-size-complex="6pt"/>
    </style:style>
    <style:style style:name="T7" style:family="text">
      <style:text-properties fo:font-variant="normal" fo:text-transform="none" fo:color="#000000" loext:opacity="100%" style:font-name="Courier New" fo:letter-spacing="normal" fo:font-style="normal" fo:font-weight="normal" style:font-style-asian="normal" style:font-weight-asian="normal"/>
    </style:style>
    <style:style style:name="T8" style:family="text">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10pt"/>
    </style:style>
    <style:style style:name="T9" style:family="text">
      <style:text-properties fo:font-variant="normal" fo:text-transform="none" fo:color="#000000" loext:opacity="100%" fo:letter-spacing="normal" fo:font-style="normal" fo:font-weight="normal" style:font-style-asian="normal" style:font-weight-asian="normal"/>
    </style:style>
    <style:style style:name="T10" style:family="text">
      <style:text-properties fo:font-variant="normal" fo:text-transform="none" fo:color="#000000" loext:opacity="100%" fo:font-size="10pt" fo:letter-spacing="normal" fo:font-style="normal" fo:font-weight="normal" style:font-size-asian="10pt" style:font-style-asian="normal" style:font-weight-asian="normal" style:font-size-complex="10pt"/>
    </style:style>
    <style:style style:name="T11" style:family="text">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T12" style:family="text">
      <style:text-properties fo:font-size="10.5pt" style:font-size-asian="10.5pt" style:font-size-complex="10.5pt"/>
    </style:style>
    <style:style style:name="T13" style:family="text">
      <style:text-properties style:font-name="Liberation Mono"/>
    </style:style>
    <style:style style:name="T14" style:family="text">
      <style:text-properties style:font-name="Liberation Mono" fo:font-size="10pt" style:font-size-asian="10pt" style:font-size-complex="10pt"/>
    </style:style>
    <style:style style:name="T15" style:family="text">
      <style:text-properties fo:font-size="10pt" style:font-size-asian="8.75pt" style:font-size-complex="10pt"/>
    </style:style>
    <style:style style:name="T16" style:family="text">
      <style:text-properties fo:font-size="14pt" style:font-size-asian="12.25pt" style:font-size-complex="14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44086602" text:style-name="WWNum2">
        <text:list-item>
          <text:h text:style-name="P1" text:outline-level="1"><text:bookmark text:name="docs-internal-guid-393e44ae-7fff-e537-f1"/><text:span text:style-name="T1">MYSQL Assignment No:5</text:span></text:h>
        </text:list-item>
      </text:list>
      <text:h text:style-name="P2" text:outline-level="1"/>
      <text:list xml:id="list721663958" text:style-name="L1">
        <text:list-header>
          <text:h text:style-name="P3" text:outline-level="6"><text:span text:style-name="T3">Aim</text:span>: Execute DDL statements which demonstrate the use of views and Indexing. Try to update the base table using its corresponding view. Also consider restrictions on updatable views and perform view creation from multiple tables.</text:h>
        </text:list-header>
      </text:list>
      <text:p text:style-name="P6"/>
      <text:list xml:id="list173423982744425" text:continue-numbering="true" text:style-name="L1">
        <text:list-item>
          <text:p text:style-name="P23"><text:span text:style-name="T7">mysql&gt; CREATE DATABASE Adarsh;</text:span></text:p>
        </text:list-item>
      </text:list>
      <text:p text:style-name="P24"><text:span text:style-name="T7">Query OK, 1 row affected (0.02 sec)</text:span></text:p>
      <text:p text:style-name="P5"/>
      <text:list xml:id="list2959750063" text:style-name="L3">
        <text:list-item>
          <text:p text:style-name="P22">mysql&gt; USE Adarsh</text:p>
        </text:list-item>
      </text:list>
      <text:p text:style-name="P18">Database changed</text:p>
      <text:p text:style-name="P18"/>
      <text:p text:style-name="P25"/>
      <text:list xml:id="list3077566218" text:style-name="L5">
        <text:list-item>
          <text:p text:style-name="P20">mysql&gt; CREATE TABLE Location (Location_Id INT PRIMARY KEY, Regional_Group VARCHAR(20));</text:p>
        </text:list-item>
      </text:list>
      <text:p text:style-name="P21">Query OK, 0 rows affected (0.06 sec)</text:p>
      <text:p text:style-name="P25"/>
      <text:list xml:id="list3052249231" text:style-name="L6">
        <text:list-item>
          <text:p text:style-name="P19">mysql&gt; INSERT INTO Location (Location_Id, Regional_Group) VALUES</text:p>
        </text:list-item>
      </text:list>
      <text:p text:style-name="P18"><text:s text:c="4"/>-&gt; (1, 'Thiruvananthapuram'),</text:p>
      <text:p text:style-name="P18"><text:s text:c="4"/>-&gt; (2, 'Kollam'),</text:p>
      <text:p text:style-name="P18"><text:s text:c="4"/>-&gt; (3, 'Pathanamthitta'),</text:p>
      <text:p text:style-name="P18"><text:s text:c="4"/>-&gt; (4, 'Alappuzha'),</text:p>
      <text:p text:style-name="P18"><text:s text:c="4"/>-&gt; (5, 'Kottayam'),</text:p>
      <text:p text:style-name="P18"><text:s text:c="4"/>-&gt; (6, 'Idukki'),</text:p>
      <text:p text:style-name="P18"><text:s text:c="4"/>-&gt; (7, 'Ernakulam'),</text:p>
      <text:p text:style-name="P18"><text:s text:c="4"/>-&gt; (8, 'Thrissur'),</text:p>
      <text:p text:style-name="P18"><text:s text:c="4"/>-&gt; (9, 'Palakkad'),</text:p>
      <text:p text:style-name="P18"><text:s text:c="4"/>-&gt; (10, 'Malappuram');</text:p>
      <text:p text:style-name="P18">Query OK, 10 rows affected (0.01 sec)</text:p>
      <text:p text:style-name="P18">Records: 10 <text:s/>Duplicates: 0 <text:s/>Warnings: 0</text:p>
      <text:p text:style-name="P10"/>
      <text:p text:style-name="P10"/>
      <text:p text:style-name="P10"/>
      <text:list xml:id="list958366798" text:style-name="L7">
        <text:list-item>
          <text:p text:style-name="P26"><text:span text:style-name="T9">mysql&gt; CREATE VIEW Location_view AS SELECT Regional_Group FROM Location;</text:span></text:p>
        </text:list-item>
      </text:list>
      <text:p text:style-name="P32"><text:span text:style-name="T10">Query OK, 0 rows affected (0.04 sec)</text:span></text:p>
      <text:p text:style-name="P4"/>
      <text:list xml:id="list2226616467" text:style-name="L12">
        <text:list-item>
          <text:p text:style-name="P11"><text:span text:style-name="T11">mysql&gt; SELECT * FROM Location_view;</text:span></text:p>
        </text:list-item>
      </text:list>
      <text:p text:style-name="P27"><text:span text:style-name="T9">+--------------------+</text:span></text:p>
      <text:p text:style-name="P27"><text:span text:style-name="T9">| Regional_Group <text:s text:c="4"/>|</text:span></text:p>
      <text:p text:style-name="P27"><text:span text:style-name="T9">+--------------------+</text:span></text:p>
      <text:p text:style-name="P27"><text:span text:style-name="T9">| Thiruvananthapuram |</text:span></text:p>
      <text:p text:style-name="P27"><text:span text:style-name="T9">| Kollam <text:s text:c="12"/>|</text:span></text:p>
      <text:p text:style-name="P27"><text:span text:style-name="T9">| Pathanamthitta <text:s text:c="4"/>|</text:span></text:p>
      <text:p text:style-name="P27"><text:span text:style-name="T9">| Alappuzha <text:s text:c="9"/>|</text:span></text:p>
      <text:p text:style-name="P27"><text:span text:style-name="T9">| Kottayam <text:s text:c="10"/>|</text:span></text:p>
      <text:p text:style-name="P27"><text:span text:style-name="T9">| Idukki <text:s text:c="12"/>|</text:span></text:p>
      <text:p text:style-name="P27"><text:span text:style-name="T9">| Ernakulam <text:s text:c="9"/>|</text:span></text:p>
      <text:p text:style-name="P27"><text:span text:style-name="T9">| Thrissur <text:s text:c="10"/>|</text:span></text:p>
      <text:p text:style-name="P27"><text:span text:style-name="T9">| Palakkad <text:s text:c="10"/>|</text:span></text:p>
      <text:p text:style-name="P27"><text:span text:style-name="T9">| Malappuram <text:s text:c="8"/>|</text:span></text:p>
      <text:p text:style-name="P27"><text:span text:style-name="T9">+--------------------+</text:span></text:p>
      <text:p text:style-name="P27"><text:span text:style-name="T9">10 rows in set (0.00 sec)</text:span></text:p>
      <text:p text:style-name="P7"/>
      <text:p text:style-name="P10"/>
      <text:p text:style-name="P28"/>
      <text:list xml:id="list1767365075" text:style-name="L10">
        <text:list-item>
          <text:p text:style-name="P29"><text:span text:style-name="T9">mysql&gt; DROP VIEW Location_view;</text:span></text:p>
        </text:list-item>
      </text:list>
      <text:p text:style-name="P27"><text:span text:style-name="T9">Query OK, 0 rows affected (0.02 sec)</text:span></text:p>
      <text:p text:style-name="P8"/>
      <text:p text:style-name="P9"/>
      <text:list xml:id="list2028096322" text:style-name="L11">
        <text:list-item>
          <text:p text:style-name="P30"><text:span text:style-name="T9">mysql&gt; CREATE VIEW Location_view AS SELECT * FROM Location;</text:span></text:p>
        </text:list-item>
      </text:list>
      <text:p text:style-name="P27"><text:span text:style-name="T9">Query OK, 0 rows affected (0.02 sec)</text:span></text:p>
      <text:p text:style-name="P27"><text:span text:style-name="T9"/></text:p>
      <text:p text:style-name="P9"/>
      <text:list xml:id="list983844561" text:style-name="L13">
        <text:list-item>
          <text:p text:style-name="P31"><text:soft-page-break/><text:span text:style-name="T9">mysql&gt; SELECT * FROM Location_view;</text:span></text:p>
        </text:list-item>
      </text:list>
      <text:p text:style-name="P27"><text:span text:style-name="T9">+-------------+--------------------+</text:span></text:p>
      <text:p text:style-name="P27"><text:span text:style-name="T9">| Location_Id | Regional_Group <text:s text:c="4"/>|</text:span></text:p>
      <text:p text:style-name="P27"><text:span text:style-name="T9">+-------------+--------------------+</text:span></text:p>
      <text:p text:style-name="P27"><text:span text:style-name="T9">| <text:s text:c="10"/>1 | Thiruvananthapuram |</text:span></text:p>
      <text:p text:style-name="P27"><text:span text:style-name="T9">| <text:s text:c="10"/>2 | Kollam <text:s text:c="12"/>|</text:span></text:p>
      <text:p text:style-name="P27"><text:span text:style-name="T9">| <text:s text:c="10"/>3 | Pathanamthitta <text:s text:c="4"/>|</text:span></text:p>
      <text:p text:style-name="P27"><text:span text:style-name="T9">| <text:s text:c="10"/>4 | Alappuzha <text:s text:c="9"/>|</text:span></text:p>
      <text:p text:style-name="P27"><text:span text:style-name="T9">| <text:s text:c="10"/>5 | Kottayam <text:s text:c="10"/>|</text:span></text:p>
      <text:p text:style-name="P27"><text:span text:style-name="T9">| <text:s text:c="10"/>6 | Idukki <text:s text:c="12"/>|</text:span></text:p>
      <text:p text:style-name="P27"><text:span text:style-name="T9">| <text:s text:c="10"/>7 | Ernakulam <text:s text:c="9"/>|</text:span></text:p>
      <text:p text:style-name="P27"><text:span text:style-name="T9">| <text:s text:c="10"/>8 | Thrissur <text:s text:c="10"/>|</text:span></text:p>
      <text:p text:style-name="P27"><text:span text:style-name="T9">| <text:s text:c="10"/>9 | Palakkad <text:s text:c="10"/>|</text:span></text:p>
      <text:p text:style-name="P27"><text:span text:style-name="T9">| <text:s text:c="9"/>10 | Malappuram <text:s text:c="8"/>|</text:span></text:p>
      <text:p text:style-name="P27"><text:span text:style-name="T9">+-------------+--------------------+</text:span></text:p>
      <text:p text:style-name="P27"><text:span text:style-name="T9">10 rows in set (0.00 sec)</text:span></text:p>
      <text:p text:style-name="P8"/>
      <text:p text:style-name="P8"/>
      <text:p text:style-name="P8"/>
      <text:list xml:id="list795868888" text:style-name="L14">
        <text:list-item>
          <text:p text:style-name="P12"><text:span text:style-name="T11">mysql&gt; DROP VIEW Location_view;</text:span></text:p>
        </text:list-item>
      </text:list>
      <text:p text:style-name="P27"><text:span text:style-name="T9">Query OK, 0 rows affected (0.02 sec)</text:span></text:p>
      <text:p text:style-name="P8"/>
      <text:p text:style-name="P8"/>
      <text:p text:style-name="P8"/>
      <text:list xml:id="list2187766795" text:style-name="L15">
        <text:list-item>
          <text:p text:style-name="P13"><text:span text:style-name="T11">mysql&gt; CREATE INDEX new_index ON Location(Location_ID);</text:span></text:p>
        </text:list-item>
      </text:list>
      <text:p text:style-name="P27"><text:span text:style-name="T9">Query OK, 0 rows affected (0.11 sec)</text:span></text:p>
      <text:p text:style-name="P27"><text:span text:style-name="T9">Records: 0 <text:s/>Duplicates: 0 <text:s/>Warnings: 0</text:span></text:p>
      <text:p text:style-name="P28"/>
      <text:list xml:id="list4018750775" text:style-name="L16">
        <text:list-item>
          <text:p text:style-name="P14"><text:span text:style-name="T11">mysql&gt; SHOW INDEXES FROM Location;</text:span></text:p>
        </text:list-item>
      </text:list>
      <text:p text:style-name="P10"><draw:frame draw:style-name="fr1" draw:name="Image1" text:anchor-type="char" svg:x="1.288cm" svg:y="0.178cm" svg:width="17.526cm" svg:height="1.806cm" draw:z-index="1"><draw:image xlink:href="Pictures/10000001000006640000009D1C1F5EB6BFE2B7EE.png" xlink:type="simple" xlink:show="embed" xlink:actuate="onLoad" draw:mime-type="image/png"/></draw:frame></text:p>
      <text:p text:style-name="P17"/>
      <text:p text:style-name="P17"/>
      <text:p text:style-name="P10"><text:span text:style-name="T5"/></text:p>
      <text:p text:style-name="P25"/>
      <text:p text:style-name="P28"/>
      <text:p text:style-name="P28"/>
      <text:p text:style-name="P28"/>
      <text:list xml:id="list2978558839" text:style-name="L17">
        <text:list-item>
          <text:p text:style-name="P15"><text:span text:style-name="T11">mysql&gt; ALTER TABLE Location DROP INDEX new_index;</text:span></text:p>
        </text:list-item>
      </text:list>
      <text:p text:style-name="P27"><text:span text:style-name="T9">Query OK, 0 rows affected (0.03 sec)</text:span></text:p>
      <text:p text:style-name="P27"><text:span text:style-name="T9">Records: 0 <text:s/>Duplicates: 0 <text:s/>Warnings: 0</text:span></text:p>
      <text:p text:style-name="P7"/>
      <text:list xml:id="list15809763" text:style-name="L18">
        <text:list-item>
          <text:p text:style-name="P16"><text:span text:style-name="T11">mysql&gt; SHOW INDEXES FROM Location;</text:span></text:p>
        </text:list-item>
      </text:list>
      <text:p text:style-name="P33"><draw:frame draw:style-name="fr1" draw:name="Image2" text:anchor-type="char" svg:x="1.251cm" svg:y="0.166cm" svg:width="17.519cm" svg:height="1.633cm" draw:z-index="0"><draw:image xlink:href="Pictures/10000001000006640000008EEF6EAAE4A2B2E5CC.png" xlink:type="simple" xlink:show="embed" xlink:actuate="onLoad" draw:mime-type="image/png"/></draw:frame><text:line-break/></text:p>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arial, sans-serif"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0" style:display-name="Heading 10" style:family="paragraph" style:parent-style-name="Heading" style:default-outline-level="9"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9.449cm" style:type="center"/>
          <style:tab-stop style:position="18.898cm" style:type="right"/>
        </style:tab-stops>
      </style:paragraph-properties>
    </style:style>
    <style:style style:name="Footer" style:family="paragraph" style:parent-style-name="Standard" style:class="extra">
      <style:paragraph-properties text:number-lines="false" text:line-number="0">
        <style:tab-stops>
          <style:tab-stop style:position="9.449cm" style:type="center"/>
          <style:tab-stop style:position="18.898cm" style:type="right"/>
        </style:tab-stops>
      </style:paragraph-properties>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style:list-level-properties>
      </text:outline-level-style>
      <text:outline-level-style text:level="2" text:style-name="ListLabel_20_2" style:num-format="">
        <style:list-level-properties text:list-level-position-and-space-mode="label-alignment">
          <style:list-level-label-alignment text:label-followed-by="nothing"/>
        </style:list-level-properties>
      </text:outline-level-style>
      <text:outline-level-style text:level="3" text:style-name="ListLabel_20_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suffix=")" style:num-format="1">
        <style:list-level-properties text:list-level-position-and-space-mode="label-alignment">
          <style:list-level-label-alignment text:label-followed-by="listtab"/>
        </style:list-level-properties>
      </text:outline-level-style>
      <text:outline-level-style text:level="5" text:style-name="ListLabel_20_5" loext:num-list-format="%4%.%5%." style:num-suffix="." style:num-format="i" text:display-levels="2">
        <style:list-level-properties text:list-level-position-and-space-mode="label-alignment">
          <style:list-level-label-alignment text:label-followed-by="listtab"/>
        </style:list-level-properties>
      </text:outline-level-style>
      <text:outline-level-style text:level="6" text:style-name="ListLabel_20_6" loext:num-list-format="%4%.%5%.%6%." style:num-suffix="." style:num-format="i" text:display-levels="3">
        <style:list-level-properties text:list-level-position-and-space-mode="label-alignment">
          <style:list-level-label-alignment text:label-followed-by="listtab"/>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 loext:num-list-format="%4%.%5%." style:num-suffix="." style:num-format="i" text:display-levels="2">
        <style:list-level-properties text:list-level-position-and-space-mode="label-alignment">
          <style:list-level-label-alignment text:label-followed-by="listtab"/>
        </style:list-level-properties>
      </text:list-level-style-number>
      <text:list-level-style-number text:level="6" text:style-name="ListLabel_20_15" loext:num-list-format="%4%.%5%.%6%." style:num-suffix="." style:num-format="i" text:display-levels="3">
        <style:list-level-properties text:list-level-position-and-space-mode="label-alignment">
          <style:list-level-label-alignment text:label-followed-by="listtab"/>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044cm" fo:margin-bottom="1.044cm" fo:margin-left="1.044cm" fo:margin-right="1.044cm" fo:border="0.26pt solid #000000" fo:padding="0.035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56cm" fo:margin-bottom="1.956cm" fo:margin-left="1.956cm" fo:margin-right="1.956cm" fo:border="0.26pt solid #000000" fo:padding="0.03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21:59:53</meta:creation-date>
    <dc:language>en-IN</dc:language>
    <dc:date>2023-06-17T17:34:22.726919820</dc:date>
    <meta:editing-cycles>9</meta:editing-cycles>
    <meta:editing-duration>PT30M57S</meta:editing-duration>
    <meta:generator>LibreOffice/7.3.7.2$Linux_X86_64 LibreOffice_project/30$Build-2</meta:generator>
    <meta:document-statistic meta:table-count="0" meta:image-count="2" meta:object-count="0" meta:page-count="2" meta:paragraph-count="70" meta:word-count="364" meta:character-count="2463" meta:non-whitespace-character-count="1870"/>
    <meta:user-defined meta:name="AppVersion">15.0000</meta:user-defined>
  </office:meta>
</office:document-meta>
</file>